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sv" fo:country="SE" officeooo:rsid="001a858c" officeooo:paragraph-rsid="00003e38"/>
    </style:style>
    <style:style style:name="P2" style:family="paragraph" style:parent-style-name="Text_20_body">
      <style:text-properties fo:language="sv" fo:country="SE" officeooo:rsid="00250cb7" officeooo:paragraph-rsid="00003e38"/>
    </style:style>
    <style:style style:name="P3" style:family="paragraph" style:parent-style-name="Text_20_body">
      <style:text-properties fo:language="sv" fo:country="SE" fo:font-weight="bold" officeooo:rsid="00250cb7" officeooo:paragraph-rsid="00003e38" style:font-weight-asian="bold" style:font-weight-complex="bold"/>
    </style:style>
    <style:style style:name="P4" style:family="paragraph" style:parent-style-name="Text_20_body">
      <style:text-properties fo:language="sv" fo:country="SE" fo:font-weight="bold" officeooo:rsid="001b153d" officeooo:paragraph-rsid="00003e38" style:font-weight-asian="bold" style:font-weight-complex="bold"/>
    </style:style>
    <style:style style:name="P5" style:family="paragraph" style:parent-style-name="Text_20_body">
      <style:text-properties fo:language="sv" fo:country="SE" officeooo:rsid="002e322a" officeooo:paragraph-rsid="00003e38"/>
    </style:style>
    <style:style style:name="P6" style:family="paragraph" style:parent-style-name="Text_20_body">
      <style:text-properties fo:language="sv" fo:country="SE" officeooo:rsid="001b153d" officeooo:paragraph-rsid="00003e38"/>
    </style:style>
    <style:style style:name="P7" style:family="paragraph" style:parent-style-name="Text_20_body">
      <style:text-properties officeooo:rsid="001a858c" officeooo:paragraph-rsid="00003e38"/>
    </style:style>
    <style:style style:name="P8" style:family="paragraph" style:parent-style-name="Text_20_body">
      <style:text-properties officeooo:rsid="00250cb7" officeooo:paragraph-rsid="00003e38"/>
    </style:style>
    <style:style style:name="P9" style:family="paragraph" style:parent-style-name="Heading_20_2">
      <style:text-properties fo:language="sv" fo:country="SE" officeooo:paragraph-rsid="00003e38"/>
    </style:style>
    <style:style style:name="P10" style:family="paragraph" style:parent-style-name="Text_20_body" style:list-style-name="L1">
      <style:text-properties fo:language="sv" fo:country="SE" officeooo:rsid="0021fbda" officeooo:paragraph-rsid="00003e38"/>
    </style:style>
    <style:style style:name="P11" style:family="paragraph" style:parent-style-name="Text_20_body" style:list-style-name="L1">
      <style:text-properties fo:language="sv" fo:country="SE" officeooo:rsid="002a61b8" officeooo:paragraph-rsid="00003e38"/>
    </style:style>
    <style:style style:name="T1" style:family="text">
      <style:text-properties officeooo:rsid="002e322a"/>
    </style:style>
    <style:style style:name="T2" style:family="text">
      <style:text-properties fo:language="sv" fo:country="SE"/>
    </style:style>
    <style:style style:name="T3" style:family="text">
      <style:text-properties fo:language="sv" fo:country="SE" fo:font-weight="bold" style:font-weight-asian="bold" style:font-weight-complex="bold"/>
    </style:style>
    <style:style style:name="T4" style:family="text">
      <style:text-properties officeooo:rsid="00236a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evanta artiklar för en VPNs inre funktion:</text:p>
      <text:p text:style-name="P7"><text:a xlink:type="simple" xlink:href="https://en.wikipedia.org/wiki/Virtual_private_network" text:style-name="Internet_20_link" text:visited-style-name="Visited_20_Internet_20_Link"><text:span text:style-name="T2">https://en.wikipedia.org/wiki/Virtual_private_network</text:span></text:a></text:p>
      <text:p text:style-name="P2">relevanta artiklar för en VPNs användande och syfte</text:p>
      <text:p text:style-name="P8"><text:a xlink:type="simple" xlink:href="http://blogg.tkj.se/netflix-sverige-utbud-vpn/" text:style-name="Internet_20_link" text:visited-style-name="Visited_20_Internet_20_Link"><text:span text:style-name="T2">http://blogg.tkj.se/netflix-sverige-utbud-vpn/</text:span></text:a></text:p>
      <text:p text:style-name="P8"><text:a xlink:type="simple" xlink:href="https://www.comparitech.com/blog/vpn-privacy/countries-netflix-cost/" text:style-name="Internet_20_link" text:visited-style-name="Visited_20_Internet_20_Link"><text:span text:style-name="T3">https://www.comparitech.com/blog/vpn-privacy/countries-netflix-cost/</text:span></text:a></text:p>
      <text:p text:style-name="P3"/>
      <text:p text:style-name="P7"><text:a xlink:type="simple" xlink:href="https://www.theguardian.com/technology/askjack/2016/nov/24/how-can-i-protect-myself-from-government-snoopers" text:style-name="Internet_20_link" text:visited-style-name="Visited_20_Internet_20_Link"><text:span text:style-name="T2">https://www.theguardian.com/technology/askjack/2016/nov/24/how-can-i-protect-myself-from-government-snoopers</text:span></text:a></text:p>
      <text:p text:style-name="P7"><text:a xlink:type="simple" xlink:href="https://thebestvpn.com/what-is-vpn-beginners-guide/" text:style-name="Internet_20_link" text:visited-style-name="Visited_20_Internet_20_Link"><text:span text:style-name="T2">https://thebestvpn.com/what-is-vpn-beginners-guide/</text:span></text:a></text:p>
      <text:p text:style-name="P1"/>
      <text:p text:style-name="P1"><text:span text:style-name="T4">Artikel</text:span> <text:a xlink:type="simple" xlink:href="https://www.newyorker.com/magazine/2015/04/06/born-red" text:style-name="Internet_20_link" text:visited-style-name="Visited_20_Internet_20_Link">https://www.newyorker.com/magazine/2015/04/06/born-red</text:a></text:p>
      <text:p text:style-name="P1"><text:span text:style-name="T4">Rapport </text:span><text:a xlink:type="simple" xlink:href="https://freedomhouse.org/report/freedom-net/2016/syria" text:style-name="Internet_20_link" text:visited-style-name="Visited_20_Internet_20_Link">https://freedomhouse.org/report/freedom-net/2016/syria</text:a></text:p>
      <text:p text:style-name="P1"><text:a xlink:type="simple" xlink:href="https://freedomhouse.org/report/freedom-net/2017/syria" text:style-name="Internet_20_link" text:visited-style-name="Visited_20_Internet_20_Link">https://freedomhouse.org/report/freedom-net/2017/syria</text:a></text:p>
      <text:p text:style-name="P1"><text:a xlink:type="simple" xlink:href="https://www.newyorker.com/tech/elements/social-media-hong-kong-protests" text:style-name="Internet_20_link" text:visited-style-name="Visited_20_Internet_20_Link">https://www.newyorker.com/tech/elements/social-media-hong-kong-protests</text:a></text:p>
      <text:p text:style-name="P5">bild på banande vpns per land: <text:a xlink:type="simple" xlink:href="https://thebestvpn.com/are-vpns-legal-banned-countries/" text:style-name="Internet_20_link" text:visited-style-name="Visited_20_Internet_20_Link">https://thebestvpn.com/are-vpns-legal-banned-countries/</text:a></text:p>
      <text:p text:style-name="P5"/>
      <text:p text:style-name="P4">Frågeställningsindelningar</text:p>
      <text:p text:style-name="P6">Emanuel:</text:p>
      <text:p text:style-name="P6">Varför förbjuds VPNs i vissa länder? </text:p>
      <text:p text:style-name="P6">Vad används en VPN till och utav vilka?</text:p>
      <text:p text:style-name="P6">Adam:</text:p>
      <text:p text:style-name="P6">Hur fungerar en VPN?</text:p>
      <text:h text:style-name="P9" text:outline-level="2"/>
      <text:h text:style-name="P9" text:outline-level="2">Vilka använder en VPN till vad (och varför de förbjuds)?</text:h>
      <text:list xml:id="list1767414914" text:style-name="L1">
        <text:list-item>
          <text:p text:style-name="P10">Journalister, Politiskt förtryck Kina, <text:span text:style-name="T1">Syrien</text:span></text:p>
        </text:list-item>
        <text:list-item>
          <text:p text:style-name="P10">innehåll youtube, netflix</text:p>
        </text:list-item>
        <text:list-item>
          <text:p text:style-name="P11">Arbe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0-22T00:16:21.507100351</dc:date>
    <meta:editing-duration>PT2M57S</meta:editing-duration>
    <meta:editing-cycles>1</meta:editing-cycles>
    <meta:document-statistic meta:table-count="0" meta:image-count="0" meta:object-count="0" meta:page-count="1" meta:paragraph-count="22" meta:word-count="76" meta:character-count="1027" meta:non-whitespace-character-count="975"/>
  </office:meta>
</office:document-meta>
</file>